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1.247cm" table:align="left"/>
    </style:style>
    <style:style style:name="Таблица1.A" style:family="table-column">
      <style:table-column-properties style:column-width="8.513cm"/>
    </style:style>
    <style:style style:name="Таблица1.B" style:family="table-column">
      <style:table-column-properties style:column-width="2.734cm"/>
    </style:style>
    <style:style style:name="Таблица1.A1" style:family="table-cell">
      <style:table-cell-properties style:vertical-align="middle" fo:padding="0.049cm" fo:border="none"/>
    </style:style>
    <style:style style:name="Таблица1.6" style:family="table-row">
      <style:table-row-properties style:min-row-height="0.732cm"/>
    </style:style>
    <style:style style:name="Таблица2" style:family="table">
      <style:table-properties style:width="16.54cm" table:align="left"/>
    </style:style>
    <style:style style:name="Таблица2.A" style:family="table-column">
      <style:table-column-properties style:column-width="3.62cm"/>
    </style:style>
    <style:style style:name="Таблица2.B" style:family="table-column">
      <style:table-column-properties style:column-width="3.803cm"/>
    </style:style>
    <style:style style:name="Таблица2.C" style:family="table-column">
      <style:table-column-properties style:column-width="9.118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9cf81" officeooo:paragraph-rsid="0019cf81"/>
    </style:style>
    <style:style style:name="P2" style:family="paragraph" style:parent-style-name="Text_20_body">
      <style:text-properties officeooo:rsid="0019cf81" officeooo:paragraph-rsid="0019cf81"/>
    </style:style>
    <style:style style:name="P3" style:family="paragraph" style:parent-style-name="Text_20_body">
      <style:text-properties officeooo:rsid="0019cf81"/>
    </style:style>
    <style:style style:name="P4" style:family="paragraph" style:parent-style-name="Text_20_body" style:list-style-name="L1">
      <style:text-properties officeooo:rsid="0019cf81"/>
    </style:style>
    <style:style style:name="P5" style:family="paragraph" style:parent-style-name="Standard">
      <style:text-properties fo:language="kk" fo:country="KZ" officeooo:rsid="0019cf81" officeooo:paragraph-rsid="0019cf81"/>
    </style:style>
    <style:style style:name="P6" style:family="paragraph" style:parent-style-name="Heading_20_2">
      <style:text-properties fo:language="kk" fo:country="KZ" officeooo:rsid="0019cf81" officeooo:paragraph-rsid="0019cf81"/>
    </style:style>
    <style:style style:name="P7" style:family="paragraph" style:parent-style-name="Text_20_body">
      <style:text-properties fo:language="kk" fo:country="KZ" officeooo:rsid="0019cf81"/>
    </style:style>
    <style:style style:name="P8" style:family="paragraph" style:parent-style-name="Heading_20_3">
      <style:text-properties fo:language="kk" fo:country="KZ" officeooo:rsid="0019cf81" officeooo:paragraph-rsid="0019cf81"/>
    </style:style>
    <style:style style:name="P9" style:family="paragraph" style:parent-style-name="Text_20_body" style:list-style-name="L2">
      <style:text-properties fo:language="kk" fo:country="KZ" officeooo:rsid="0019cf81"/>
    </style:style>
    <style:style style:name="P10" style:family="paragraph" style:parent-style-name="Text_20_body" style:list-style-name="L3">
      <style:text-properties fo:language="kk" fo:country="KZ" officeooo:rsid="0019cf81"/>
    </style:style>
    <style:style style:name="P11" style:family="paragraph" style:parent-style-name="Text_20_body" style:list-style-name="L4">
      <style:text-properties fo:language="kk" fo:country="KZ" officeooo:rsid="0019cf81"/>
    </style:style>
    <style:style style:name="P12" style:family="paragraph" style:parent-style-name="Text_20_body">
      <style:text-properties fo:language="kk" fo:country="KZ" officeooo:rsid="0019cf81" officeooo:paragraph-rsid="0019cf81"/>
    </style:style>
    <style:style style:name="P13" style:family="paragraph" style:parent-style-name="Text_20_body" style:list-style-name="L5">
      <style:text-properties fo:language="kk" fo:country="KZ" officeooo:rsid="0019cf81"/>
    </style:style>
    <style:style style:name="P14" style:family="paragraph" style:parent-style-name="Text_20_body" style:list-style-name="L6">
      <style:text-properties fo:language="kk" fo:country="KZ" officeooo:rsid="0019cf81"/>
    </style:style>
    <style:style style:name="P15" style:family="paragraph" style:parent-style-name="Heading_20_2">
      <style:text-properties fo:language="kk" fo:country="KZ" officeooo:rsid="0019cf81"/>
    </style:style>
    <style:style style:name="P16" style:family="paragraph" style:parent-style-name="Quotations">
      <style:paragraph-properties fo:margin-top="0cm" fo:margin-bottom="0.247cm" style:contextual-spacing="false" fo:line-height="115%"/>
      <style:text-properties fo:language="kk" fo:country="KZ" officeooo:rsid="0019cf81"/>
    </style:style>
    <style:style style:name="P17" style:family="paragraph" style:parent-style-name="Standard">
      <style:text-properties officeooo:paragraph-rsid="0022f4c2"/>
    </style:style>
    <style:style style:name="P18" style:family="paragraph" style:parent-style-name="Text_20_body">
      <style:text-properties officeooo:paragraph-rsid="0022f4c2"/>
    </style:style>
    <style:style style:name="P19" style:family="paragraph" style:parent-style-name="Heading_20_2">
      <style:text-properties officeooo:paragraph-rsid="0022f4c2"/>
    </style:style>
    <style:style style:name="P20" style:family="paragraph" style:parent-style-name="Text_20_body" style:list-style-name="L7"/>
    <style:style style:name="P21" style:family="paragraph" style:parent-style-name="Quotations">
      <style:text-properties fo:language="kk" fo:country="KZ" officeooo:rsid="0019cf81"/>
    </style:style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>
      <style:text-properties fo:language="kk" fo:country="KZ" officeooo:rsid="0019cf81"/>
    </style:style>
    <style:style style:name="P25" style:family="paragraph" style:parent-style-name="Heading_20_3">
      <style:text-properties fo:language="kk" fo:country="KZ" officeooo:rsid="0019cf81"/>
    </style:style>
    <style:style style:name="P26" style:family="paragraph" style:parent-style-name="Standard">
      <style:text-properties officeooo:paragraph-rsid="0019cf81"/>
    </style:style>
    <style:style style:name="P27" style:family="paragraph" style:parent-style-name="Heading_20_2">
      <style:text-properties officeooo:paragraph-rsid="0019cf81"/>
    </style:style>
    <style:style style:name="P28" style:family="paragraph" style:parent-style-name="Text_20_body" style:list-style-name="L11"/>
    <style:style style:name="P29" style:family="paragraph" style:parent-style-name="Heading_20_3">
      <style:text-properties officeooo:paragraph-rsid="0019cf81"/>
    </style:style>
    <style:style style:name="P30" style:family="paragraph" style:parent-style-name="Standard">
      <style:text-properties officeooo:paragraph-rsid="00242508"/>
    </style:style>
    <style:style style:name="P31" style:family="paragraph" style:parent-style-name="Text_20_body" style:list-style-name="L12"/>
    <style:style style:name="P32" style:family="paragraph" style:parent-style-name="Text_20_body">
      <style:text-properties officeooo:paragraph-rsid="0019cf81"/>
    </style:style>
    <style:style style:name="P33" style:family="paragraph" style:parent-style-name="Text_20_body" style:list-style-name="L13"/>
    <style:style style:name="P34" style:family="paragraph" style:parent-style-name="Standard">
      <style:text-properties officeooo:rsid="00242508" officeooo:paragraph-rsid="00242508"/>
    </style:style>
    <style:style style:name="P35" style:family="paragraph" style:parent-style-name="Heading_20_3">
      <style:text-properties officeooo:rsid="00242508" officeooo:paragraph-rsid="00242508"/>
    </style:style>
    <style:style style:name="P36" style:family="paragraph" style:parent-style-name="Text_20_body">
      <style:text-properties officeooo:rsid="00242508"/>
    </style:style>
    <style:style style:name="T1" style:family="text">
      <style:text-properties fo:language="ru" fo:country="RU"/>
    </style:style>
    <style:style style:name="T2" style:family="text">
      <style:text-properties fo:language="kk" fo:country="KZ"/>
    </style:style>
    <style:style style:name="T3" style:family="text">
      <style:text-properties fo:language="kk" fo:country="KZ" officeooo:rsid="0019cf81"/>
    </style:style>
    <style:style style:name="T4" style:family="text">
      <style:text-properties fo:language="ru" fo:country="RU" officeooo:rsid="0024250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Strong_20_Emphasis">Как работают вызовы методов у примитивов?</text:span></text:p>
      <text:p text:style-name="P2"><text:span text:style-name="Strong_20_Emphasis">Примитивы</text:span> в JavaScript — это строки, числа, булевы значения, <text:span text:style-name="Source_20_Text">null</text:span>, <text:span text:style-name="Source_20_Text">undefined</text:span>, <text:span text:style-name="Source_20_Text">symbol</text:span>, <text:span text:style-name="Source_20_Text">bigint</text:span>.</text:p>
      <text:p text:style-name="P3">У них <text:span text:style-name="Strong_20_Emphasis">нет методов</text:span>, потому что это <text:span text:style-name="Strong_20_Emphasis">не объекты</text:span>.<text:line-break/>Но! Когда ты вызываешь метод у примитива — например:</text:p>
      <text:p text:style-name="P1">"hello".toUpperCase();</text:p>
      <text:p text:style-name="P2">JS делает следующее:</text:p>
      <text:list text:style-name="L1">
        <text:list-item>
          <text:p text:style-name="P4">Временно оборачивает строку <text:span text:style-name="Source_20_Text">"hello"</text:span> в объект <text:span text:style-name="Source_20_Text">new String("hello")</text:span></text:p>
        </text:list-item>
        <text:list-item>
          <text:p text:style-name="P4">Вызывает метод <text:span text:style-name="Source_20_Text">toUpperCase()</text:span> у этого объекта</text:p>
        </text:list-item>
        <text:list-item>
          <text:p text:style-name="P4">Удаляет объект</text:p>
        </text:list-item>
      </text:list>
      <text:p text:style-name="P1">let str = "hello";</text:p>
      <text:p text:style-name="P1">// под капотом:</text:p>
      <text:p text:style-name="P1">let tmp = new String(str);</text:p>
      <text:p text:style-name="P1">let result = tmp.toUpperCase();</text:p>
      <text:p text:style-name="P1"/>
      <text:p text:style-name="P1">Поэтому работает <text:span text:style-name="Source_20_Text">str.length</text:span>, <text:span text:style-name="Source_20_Text">str.toUpperCase()</text:span> — но <text:span text:style-name="Strong_20_Emphasis">ты не можешь добавить</text:span> к примитиву новое свойство: </text:p>
      <text:p text:style-name="P1">let str = "hi";</text:p>
      <text:p text:style-name="P1">str.test = 123;</text:p>
      <text:p text:style-name="P1">console.log(str.test); // undefined</text:p>
      <text:p text:style-name="P1"/>
      <text:p text:style-name="P1">потому что это не объект<text:span text:style-name="T1">, </text:span><text:span text:style-name="T2">метод тут же удаляется </text:span></text:p>
      <text:p text:style-name="P5"/>
      <text:h text:style-name="P6" text:outline-level="2">🔹 2. <text:span text:style-name="Strong_20_Emphasis">Как можно классифицировать методы массивов?</text:span></text:h>
      <text:p text:style-name="P7">Методы массивов можно разделить по назначению:</text:p>
      <text:h text:style-name="P8" text:outline-level="3">Изменяют сам массив:</text:h>
      <text:list text:style-name="L2">
        <text:list-item>
          <text:p text:style-name="P9"><text:span text:style-name="Source_20_Text">push(val)</text:span> — добавить в конец</text:p>
        </text:list-item>
        <text:list-item>
          <text:p text:style-name="P9"><text:span text:style-name="Source_20_Text">pop()</text:span> — удалить с конца</text:p>
        </text:list-item>
        <text:list-item>
          <text:p text:style-name="P9"><text:span text:style-name="Source_20_Text">shift()</text:span> — удалить с начала</text:p>
        </text:list-item>
        <text:list-item>
          <text:p text:style-name="P9"><text:span text:style-name="Source_20_Text">unshift(val)</text:span> — добавить в начало</text:p>
        </text:list-item>
        <text:list-item>
          <text:p text:style-name="P9"><text:span text:style-name="Source_20_Text">splice(index, deleteCount, ...items)</text:span> — вставить, удалить</text:p>
        </text:list-item>
        <text:list-item>
          <text:p text:style-name="P9"><text:span text:style-name="Source_20_Text">reverse()</text:span> — разворачивает массив</text:p>
        </text:list-item>
        <text:list-item>
          <text:p text:style-name="P9"><text:span text:style-name="Source_20_Text">sort()</text:span> — сортирует</text:p>
        </text:list-item>
      </text:list>
      <text:h text:style-name="P8" text:outline-level="3">Не изменяют массив, возвращают новое:</text:h>
      <text:list text:style-name="L3">
        <text:list-item>
          <text:p text:style-name="P10"><text:span text:style-name="Source_20_Text">slice(start, end)</text:span> — копия части массива</text:p>
        </text:list-item>
        <text:list-item>
          <text:p text:style-name="P10"><text:span text:style-name="Source_20_Text">concat(arr)</text:span> — объединение</text:p>
        </text:list-item>
        <text:list-item>
          <text:p text:style-name="P10"><text:soft-page-break/><text:span text:style-name="Source_20_Text">includes(val)</text:span> — есть ли значение?</text:p>
        </text:list-item>
        <text:list-item>
          <text:p text:style-name="P10"><text:span text:style-name="Source_20_Text">indexOf(val)</text:span> — индекс значения</text:p>
        </text:list-item>
        <text:list-item>
          <text:p text:style-name="P10"><text:span text:style-name="Source_20_Text">join(sep)</text:span> — объединение в строку</text:p>
        </text:list-item>
      </text:list>
      <text:h text:style-name="P8" text:outline-level="3">Функции-итераторы:</text:h>
      <text:list text:style-name="L4">
        <text:list-item>
          <text:p text:style-name="P11"><text:span text:style-name="Source_20_Text">forEach(fn)</text:span> — перебор</text:p>
        </text:list-item>
        <text:list-item>
          <text:p text:style-name="P11"><text:span text:style-name="Source_20_Text">map(fn)</text:span> — возвращает новый массив</text:p>
        </text:list-item>
        <text:list-item>
          <text:p text:style-name="P11"><text:span text:style-name="Source_20_Text">filter(fn)</text:span> — отбирает элементы</text:p>
        </text:list-item>
        <text:list-item>
          <text:p text:style-name="P11"><text:span text:style-name="Source_20_Text">reduce(fn, init)</text:span> — сводит к одному значению</text:p>
        </text:list-item>
        <text:list-item>
          <text:p text:style-name="P11"><text:span text:style-name="Source_20_Text">some(fn)</text:span> — хотя бы один</text:p>
        </text:list-item>
        <text:list-item>
          <text:p text:style-name="P11"><text:span text:style-name="Source_20_Text">every(fn)</text:span> — все ли соответствуют</text:p>
        </text:list-item>
      </text:list>
      <text:p text:style-name="P5">3. <text:span text:style-name="Strong_20_Emphasis">Чем отличается </text:span><text:span text:style-name="Strong_20_Emphasis"><text:span text:style-name="Source_20_Text">Map</text:span></text:span><text:span text:style-name="Strong_20_Emphasis"> от объекта </text:span><text:span text:style-name="Strong_20_Emphasis"><text:span text:style-name="Source_20_Text">{}</text:span></text:span><text:span text:style-name="Strong_20_Emphasis">?</text:span></text:p>
      <text:p text:style-name="P12"><text:span text:style-name="Strong_20_Emphasis">Объект </text:span><text:span text:style-name="Strong_20_Emphasis"><text:span text:style-name="Source_20_Text">{}</text:span></text:span> — это стандартная структура "ключ-значение"</text:p>
      <text:list text:style-name="L5">
        <text:list-item>
          <text:p text:style-name="P13"><text:span text:style-name="Strong_20_Emphasis"><text:span text:style-name="Source_20_Text">Map</text:span></text:span> — это специальная структура, тоже "ключ-значение", но с <text:span text:style-name="Strong_20_Emphasis">дополнительными возможностями</text:span></text:p>
        </text:list-item>
      </text:list>
      <text:p text:style-name="P7"/>
      <text:p text:style-name="P7">Примеры: </text:p>
      <text:p text:style-name="P5">1. Ключ — объект:</text:p>
      <text:p text:style-name="P5">let obj = {};</text:p>
      <text:p text:style-name="P5">let map = new Map();</text:p>
      <text:p text:style-name="P5"/>
      <text:p text:style-name="P5">let key = { name: "John" };</text:p>
      <text:p text:style-name="P5"/>
      <text:p text:style-name="P5">obj[key] = "значение"; <text:s text:c="8"/>// [object Object]</text:p>
      <text:p text:style-name="P5">map.set(key, "значение"); <text:s text:c="5"/>// работает как надо</text:p>
      <text:p text:style-name="P5"/>
      <text:p text:style-name="P5">console.log(obj); <text:s text:c="13"/>// { "[object Object]": "значение" }</text:p>
      <text:p text:style-name="P5">console.log(map.get(key)); <text:s text:c="4"/>// "значение"</text:p>
      <text:p text:style-name="P5"/>
      <text:p text:style-name="P5"/>
      <text:p text:style-name="P5">Когда ты используешь <text:span text:style-name="Strong_20_Emphasis">объект как ключ</text:span> в обычном <text:span text:style-name="Source_20_Text">{}</text:span>: obj[key] = ...;</text:p>
      <text:p text:style-name="P5">JavaScript автоматически <text:span text:style-name="Strong_20_Emphasis">преобразует ключ в строку</text:span><text:line-break/>(так как у обычного объекта ключи могут быть <text:span text:style-name="Strong_20_Emphasis">только строками</text:span> или <text:span text:style-name="Source_20_Text">Symbol</text:span>) </text:p>
      <text:p text:style-name="P5">key.toString() === "[object Object]"</text:p>
      <text:p text:style-name="P5"/>
      <text:p text:style-name="P5">А <text:span text:style-name="Source_20_Text">Map</text:span> сохраняет ключ <text:span text:style-name="Strong_20_Emphasis">как есть</text:span>: </text:p>
      <text:p text:style-name="P5">map.set(key, "значение"); // key остаётся объектом, не превращается в строку</text:p>
      <text:p text:style-name="P5">map.get(key); // "значение"</text:p>
      <text:p text:style-name="P5"/>
      <text:p text:style-name="P5">2. Порядок вставки:</text:p>
      <text:p text:style-name="P5">let obj2 = {};</text:p>
      <text:p text:style-name="P5">obj2.b = 2;</text:p>
      <text:p text:style-name="P5"><text:soft-page-break/>obj2.a = 1;</text:p>
      <text:p text:style-name="P5">console.log(Object.keys(obj2)); // ['b', 'a'] (порядок может быть странный)</text:p>
      <text:p text:style-name="P5"/>
      <text:p text:style-name="P5">let map2 = new Map();</text:p>
      <text:p text:style-name="P5">map2.set('b', 2);</text:p>
      <text:p text:style-name="P5">map2.set('a', 1);</text:p>
      <text:p text:style-name="P5">console.log([...map2.keys()]); // ['b', 'a'] — порядок чёткий</text:p>
      <text:h text:style-name="P6" text:outline-level="2">Когда лучше <text:span text:style-name="Source_20_Text">Map</text:span>, а когда <text:span text:style-name="Source_20_Text">{}</text:span>?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Ситуация</text:p>
            </table:table-cell>
            <table:table-cell table:style-name="Таблица1.A1" office:value-type="string">
              <text:p text:style-name="Table_20_Heading">Что выбрать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Нужны ключи не-строки (например, объекты)</text:p>
          </table:table-cell>
          <table:table-cell table:style-name="Таблица1.A1" office:value-type="string">
            <text:p text:style-name="Table_20_Contents">✅ <text:span text:style-name="Source_20_Text">Map</text:span></text:p>
          </table:table-cell>
        </table:table-row>
        <table:table-row>
          <table:table-cell table:style-name="Таблица1.A1" office:value-type="string">
            <text:p text:style-name="Table_20_Contents">Часто добавляешь / удаляешь</text:p>
          </table:table-cell>
          <table:table-cell table:style-name="Таблица1.A1" office:value-type="string">
            <text:p text:style-name="Table_20_Contents">✅ <text:span text:style-name="Source_20_Text">Map</text:span></text:p>
          </table:table-cell>
        </table:table-row>
        <table:table-row>
          <table:table-cell table:style-name="Таблица1.A1" office:value-type="string">
            <text:p text:style-name="Table_20_Contents">Важно сохранить порядок</text:p>
          </table:table-cell>
          <table:table-cell table:style-name="Таблица1.A1" office:value-type="string">
            <text:p text:style-name="Table_20_Contents">✅ <text:span text:style-name="Source_20_Text">Map</text:span></text:p>
          </table:table-cell>
        </table:table-row>
        <table:table-row>
          <table:table-cell table:style-name="Таблица1.A1" office:value-type="string">
            <text:p text:style-name="Table_20_Contents">Простой конфиг, JSON-данные</text:p>
          </table:table-cell>
          <table:table-cell table:style-name="Таблица1.A1" office:value-type="string">
            <text:p text:style-name="Table_20_Contents">✅ <text:span text:style-name="Source_20_Text">{}</text:span>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Нужно как "модель объекта"</text:p>
          </table:table-cell>
          <table:table-cell table:style-name="Таблица1.A1" office:value-type="string">
            <text:p text:style-name="Table_20_Contents">✅ <text:span text:style-name="Source_20_Text">{}</text:span></text:p>
          </table:table-cell>
        </table:table-row>
      </table:table>
      <text:p text:style-name="P5"/>
      <text:p text:style-name="P5"/>
      <text:p text:style-name="P5">Что значит: <text:span text:style-name="Strong_20_Emphasis">"Нужно как модель объекта"?</text:span> </text:p>
      <text:p text:style-name="P5">Это значит — ты используешь объект <text:span text:style-name="Source_20_Text">{}</text:span> не как "набор данных", а как <text:span text:style-name="Strong_20_Emphasis">описание чего-то конкретного</text:span>: пользователя, товар, статью, и т.п. </text:p>
      <text:p text:style-name="P5">let user = {</text:p>
      <text:p text:style-name="P5"><text:s text:c="2"/>name: "Анна",</text:p>
      <text:p text:style-name="P5"><text:s text:c="2"/>age: 25,</text:p>
      <text:p text:style-name="P5"><text:s text:c="2"/>isAdmin: false</text:p>
      <text:p text:style-name="P5">};</text:p>
      <text:p text:style-name="P12">Здесь:</text:p>
      <text:list text:style-name="L6">
        <text:list-item>
          <text:p text:style-name="P14"><text:span text:style-name="Source_20_Text">user</text:span> — это <text:span text:style-name="Strong_20_Emphasis">модель пользователя</text:span></text:p>
        </text:list-item>
        <text:list-item>
          <text:p text:style-name="P14"><text:span text:style-name="Source_20_Text">name</text:span>, <text:span text:style-name="Source_20_Text">age</text:span>, <text:span text:style-name="Source_20_Text">isAdmin</text:span> — это <text:span text:style-name="Strong_20_Emphasis">поля модели</text:span></text:p>
        </text:list-item>
      </text:list>
      <text:p text:style-name="P7">Ты работаешь с этим объектом, как с <text:span text:style-name="Strong_20_Emphasis">настоящим объектом из жизни</text:span>, у которого есть свойства.</text:p>
      <text:p text:style-name="P7"/>
      <text:p text:style-name="P7">4. <text:span text:style-name="Strong_20_Emphasis">Чем отличается </text:span><text:span text:style-name="Strong_20_Emphasis"><text:span text:style-name="Source_20_Text">WeakMap</text:span></text:span><text:span text:style-name="Strong_20_Emphasis"> от </text:span><text:span text:style-name="Strong_20_Emphasis"><text:span text:style-name="Source_20_Text">Map</text:span></text:span><text:span text:style-name="Strong_20_Emphasis">?</text:span></text:p>
      <text:p text:style-name="P7">📦 Сначала — что такое <text:span text:style-name="Source_20_Text">Map</text:span>? </text:p>
      <text:p text:style-name="P7"><text:span text:style-name="Source_20_Text">Map</text:span> — это специальная структура <text:span text:style-name="Strong_20_Emphasis">ключ–значение</text:span>, как объект <text:span text:style-name="Source_20_Text">{}</text:span>, но мощнее. </text:p>
      <text:p text:style-name="P7">let map = new Map();</text:p>
      <text:p text:style-name="P7"/>
      <text:p text:style-name="P7">let obj = { name: "Anna" };</text:p>
      <text:p text:style-name="P7"/>
      <text:p text:style-name="P7">map.set(obj, "Пользователь");</text:p>
      <text:p text:style-name="P7">console.log(map.get(obj)); // → "Пользователь"</text:p>
      <text:p text:style-name="P7"><text:soft-page-break/>В <text:span text:style-name="Source_20_Text">Map</text:span> ключами могут быть <text:span text:style-name="Strong_20_Emphasis">любые типы</text:span>, даже объекты и функции </text:p>
      <text:p text:style-name="P7"/>
      <text:h text:style-name="P15" text:outline-level="2">А теперь — что такое <text:span text:style-name="Source_20_Text">WeakMap</text:span>?</text:h>
      <text:p text:style-name="P16"><text:span text:style-name="Strong_20_Emphasis"><text:span text:style-name="Source_20_Text">WeakMap</text:span></text:span> — это "ослабленный" вариант <text:span text:style-name="Source_20_Text">Map</text:span>, у которого есть <text:span text:style-name="Strong_20_Emphasis">ограничения</text:span>, но и <text:span text:style-name="Strong_20_Emphasis">особенные возможности</text:span>.</text:p>
      <text:p text:style-name="Text_20_body"><text:span text:style-name="T3">Главные отличия: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Характеристика</text:p>
            </table:table-cell>
            <table:table-cell table:style-name="Таблица2.A1" office:value-type="string">
              <text:p text:style-name="Table_20_Heading"><text:span text:style-name="Source_20_Text">Map</text:span></text:p>
            </table:table-cell>
            <table:table-cell table:style-name="Таблица2.A1" office:value-type="string">
              <text:p text:style-name="Table_20_Heading"><text:span text:style-name="Source_20_Text">WeakMap</text:span>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Ключи</text:p>
          </table:table-cell>
          <table:table-cell table:style-name="Таблица2.A1" office:value-type="string">
            <text:p text:style-name="Table_20_Contents">любые</text:p>
          </table:table-cell>
          <table:table-cell table:style-name="Таблица2.A1" office:value-type="string">
            <text:p text:style-name="Table_20_Contents"><text:span text:style-name="Strong_20_Emphasis">только объекты</text:span></text:p>
          </table:table-cell>
        </table:table-row>
        <table:table-row>
          <table:table-cell table:style-name="Таблица2.A1" office:value-type="string">
            <text:p text:style-name="Table_20_Contents">Перебор</text:p>
          </table:table-cell>
          <table:table-cell table:style-name="Таблица2.A1" office:value-type="string">
            <text:p text:style-name="Table_20_Contents">можно (<text:span text:style-name="Source_20_Text">for...of</text:span>)</text:p>
          </table:table-cell>
          <table:table-cell table:style-name="Таблица2.A1" office:value-type="string">
            <text:p text:style-name="Table_20_Contents">❌ нельзя</text:p>
          </table:table-cell>
        </table:table-row>
        <table:table-row>
          <table:table-cell table:style-name="Таблица2.A1" office:value-type="string">
            <text:p text:style-name="Table_20_Contents">Размер <text:span text:style-name="Source_20_Text">.size</text:span></text:p>
          </table:table-cell>
          <table:table-cell table:style-name="Таблица2.A1" office:value-type="string">
            <text:p text:style-name="Table_20_Contents">да</text:p>
          </table:table-cell>
          <table:table-cell table:style-name="Таблица2.A1" office:value-type="string">
            <text:p text:style-name="Table_20_Contents">❌ нет</text:p>
          </table:table-cell>
        </table:table-row>
        <table:table-row>
          <table:table-cell table:style-name="Таблица2.A1" office:value-type="string">
            <text:p text:style-name="Table_20_Contents">Удаление объектов</text:p>
          </table:table-cell>
          <table:table-cell table:style-name="Таблица2.A1" office:value-type="string">
            <text:p text:style-name="Table_20_Contents">вручную</text:p>
          </table:table-cell>
          <table:table-cell table:style-name="Таблица2.A1" office:value-type="string">
            <text:p text:style-name="Table_20_Contents"><text:span text:style-name="Strong_20_Emphasis">автоматически</text:span>, если объект "пропал" из памяти</text:p>
          </table:table-cell>
        </table:table-row>
        <table:table-row>
          <table:table-cell table:style-name="Таблица2.A1" office:value-type="string">
            <text:p text:style-name="Table_20_Contents">Используется для</text:p>
          </table:table-cell>
          <table:table-cell table:style-name="Таблица2.A1" office:value-type="string">
            <text:p text:style-name="Table_20_Contents">любых задач</text:p>
          </table:table-cell>
          <table:table-cell table:style-name="Таблица2.A1" office:value-type="string">
            <text:p text:style-name="Table_20_Contents">скрытых данных в объектах</text:p>
          </table:table-cell>
        </table:table-row>
      </table:table>
      <text:p text:style-name="P17">Ключевое: <text:span text:style-name="Source_20_Text">WeakMap</text:span> — не мешает сборке мусора </text:p>
      <text:p text:style-name="P18">let wm = new WeakMap();</text:p>
      <text:p text:style-name="P18"/>
      <text:p text:style-name="P18">let user = { name: "Анна" };</text:p>
      <text:p text:style-name="P18">wm.set(user, "секрет");</text:p>
      <text:p text:style-name="P18"/>
      <text:p text:style-name="P18">// если `user = null`, объект больше нигде не используется,</text:p>
      <text:p text:style-name="P18">// и GC (сборщик мусора) может его удалить вместе с данными в WeakMap</text:p>
      <text:p text:style-name="P18"/>
      <text:h text:style-name="P19" text:outline-level="2">Что нельзя в <text:span text:style-name="Source_20_Text">WeakMap</text:span>?</text:h>
      <text:p text:style-name="P18">let wm = new WeakMap();</text:p>
      <text:p text:style-name="P18"/>
      <text:p text:style-name="P18">wm.set("строка", 123); // ❌ Ошибка — ключ не объект</text:p>
      <text:p text:style-name="P18">console.log(wm.size); <text:s/>// ❌ Нельзя — свойства size нет</text:p>
      <text:h text:style-name="P19" text:outline-level="2">Когда использовать <text:span text:style-name="Source_20_Text">WeakMap</text:span>?</text:h>
      <text:p text:style-name="Text_20_body">Когда тебе нужно:</text:p>
      <text:list text:style-name="L7">
        <text:list-item>
          <text:p text:style-name="P20">хранить <text:span text:style-name="Strong_20_Emphasis">временные</text:span> или <text:span text:style-name="Strong_20_Emphasis">приватные</text:span> данные,</text:p>
        </text:list-item>
        <text:list-item>
          <text:p text:style-name="P20">и не мешать сборке мусора.</text:p>
        </text:list-item>
      </text:list>
      <text:p text:style-name="P18"/>
      <text:h text:style-name="P6" text:outline-level="2"><text:soft-page-break/>5. <text:span text:style-name="Strong_20_Emphasis">Что такое замыкание?</text:span></text:h>
      <text:p text:style-name="P7"><text:span text:style-name="Strong_20_Emphasis">Замыкание</text:span> — это когда функция <text:span text:style-name="Strong_20_Emphasis">запоминает переменные</text:span> из своей внешней среды.</text:p>
      <text:p text:style-name="P5">function outer() {</text:p>
      <text:p text:style-name="P5"><text:s text:c="2"/>let secret = 42;</text:p>
      <text:p text:style-name="P5"/>
      <text:p text:style-name="P5"><text:s text:c="2"/>return function() {</text:p>
      <text:p text:style-name="P5"><text:s text:c="4"/>return secret; // функция "помнит" secret</text:p>
      <text:p text:style-name="P5"><text:s text:c="2"/>}</text:p>
      <text:p text:style-name="P5">}</text:p>
      <text:p text:style-name="P5"/>
      <text:p text:style-name="P5">let fn = outer();</text:p>
      <text:p text:style-name="P5">console.log(fn()); // 42</text:p>
      <text:p text:style-name="P5"><text:span text:style-name="Source_20_Text">secret</text:span> как бы "закрыт" в памяти, даже после завершения <text:span text:style-name="Source_20_Text">outer()</text:span>. </text:p>
      <text:h text:style-name="P6" text:outline-level="2"><text:span text:style-name="T4">6.</text:span>Что значит "на чём замыкается функция"?</text:h>
      <text:p text:style-name="P21">Функция <text:span text:style-name="Strong_20_Emphasis">"замыкается" на тех переменных</text:span>, которые <text:span text:style-name="Strong_20_Emphasis">доступны в момент её создания</text:span>, в том месте, <text:span text:style-name="Strong_20_Emphasis">где она была объявлена (написана в коде)</text:span>.</text:p>
      <text:p text:style-name="P7">📍 Это называется <text:span text:style-name="Strong_20_Emphasis">лексическая область видимости (lexical environment)</text:span>.</text:p>
      <text:p text:style-name="P7">function outer() {</text:p>
      <text:p text:style-name="P7"><text:s text:c="2"/>let a = 42;</text:p>
      <text:p text:style-name="P7"/>
      <text:p text:style-name="P7"><text:s text:c="2"/>function inner() {</text:p>
      <text:p text:style-name="P7"><text:s text:c="4"/>console.log(a);</text:p>
      <text:p text:style-name="P7"><text:s text:c="2"/>}</text:p>
      <text:p text:style-name="P7"/>
      <text:p text:style-name="P7"><text:s text:c="2"/>return inner;</text:p>
      <text:p text:style-name="Text_20_body"><text:span text:style-name="T3">}</text:span>👉 Здесь <text:span text:style-name="Source_20_Text">inner</text:span> <text:span text:style-name="Strong_20_Emphasis">замкнулась на переменную </text:span><text:span text:style-name="Strong_20_Emphasis"><text:span text:style-name="Source_20_Text">a</text:span></text:span>, потому что <text:span text:style-name="Source_20_Text">a</text:span> была <text:span text:style-name="Strong_20_Emphasis">в области видимости</text:span> в момент создания <text:span text:style-name="Source_20_Text">inner</text:span>. </text:p>
      <text:h text:style-name="Heading_20_2" text:outline-level="2">Когда функция замыкается?</text:h>
      <text:p text:style-name="Text_20_body">✅ Замыкание происходит <text:span text:style-name="Strong_20_Emphasis">в момент объявления функции</text:span>, а не когда ты её вызываешь.</text:p>
      <text:p text:style-name="Text_20_body">Это важно!</text:p>
      <text:p text:style-name="Text_20_body">function createFn() {</text:p>
      <text:p text:style-name="Text_20_body"><text:s text:c="2"/>let x = 100;</text:p>
      <text:p text:style-name="Text_20_body"/>
      <text:p text:style-name="Text_20_body"><text:s text:c="2"/>return function () {</text:p>
      <text:p text:style-name="Text_20_body"><text:s text:c="4"/>console.log(x);</text:p>
      <text:p text:style-name="Text_20_body"><text:soft-page-break/><text:s text:c="2"/>};</text:p>
      <text:p text:style-name="Text_20_body">}</text:p>
      <text:p text:style-name="Text_20_body"/>
      <text:p text:style-name="Text_20_body">let fn = createFn(); // x замкнут!</text:p>
      <text:p text:style-name="Text_20_body">Fn(); // 100</text:p>
      <text:list text:style-name="L8">
        <text:list-item>
          <text:p text:style-name="P22"><text:span text:style-name="Source_20_Text">x</text:span> существует внутри <text:span text:style-name="Source_20_Text">createFn</text:span></text:p>
        </text:list-item>
      </text:list>
      <text:list text:style-name="L9">
        <text:list-item>
          <text:p text:style-name="P23">внутренняя функция <text:span text:style-name="Strong_20_Emphasis">запомнила </text:span><text:span text:style-name="Strong_20_Emphasis"><text:span text:style-name="Source_20_Text">x</text:span></text:span>, даже после того как <text:span text:style-name="Source_20_Text">createFn()</text:span> завершилас</text:p>
        </text:list-item>
      </text:list>
      <text:p text:style-name="Text_20_body"/>
      <text:h text:style-name="P6" text:outline-level="2">Итого:</text:h>
      <text:list text:style-name="L10">
        <text:list-item>
          <text:p text:style-name="P24">Замыкание — это <text:span text:style-name="Strong_20_Emphasis">связь функции с окружением, где она была создана</text:span></text:p>
        </text:list-item>
        <text:list-item>
          <text:p text:style-name="P24">Оно происходит <text:span text:style-name="Strong_20_Emphasis">в момент объявления функции</text:span></text:p>
        </text:list-item>
        <text:list-item>
          <text:p text:style-name="P24">Функция <text:span text:style-name="Strong_20_Emphasis">“помнит”</text:span> переменные, даже если они вне её тела</text:p>
        </text:list-item>
        <text:list-item>
          <text:p text:style-name="P24">Эти переменные живут, пока функция, их использующая, жива</text:p>
        </text:list-item>
      </text:list>
      <text:h text:style-name="P6" text:outline-level="2"><text:span text:style-name="Strong_20_Emphasis">7. Что такое рекурсия?</text:span></text:h>
      <text:h text:style-name="P25" text:outline-level="3">📘 Определение:</text:h>
      <text:p text:style-name="P21"><text:span text:style-name="Strong_20_Emphasis">Рекурсия</text:span> — это когда <text:span text:style-name="Strong_20_Emphasis">функция вызывает сама себя</text:span>.</text:p>
      <text:p text:style-name="P5">Представь задачу: <text:span text:style-name="Strong_20_Emphasis">посчитать факториал числа </text:span><text:span text:style-name="Strong_20_Emphasis"><text:span text:style-name="Source_20_Text">n</text:span></text:span> </text:p>
      <text:p text:style-name="P5">function factorial(n) {</text:p>
      <text:p text:style-name="P5"><text:s text:c="2"/>if (n === 1) return 1; // базовый случай</text:p>
      <text:p text:style-name="P5"><text:s text:c="2"/>return n * factorial(n - 1); // рекурсивный вызов</text:p>
      <text:p text:style-name="P26"><text:span text:style-name="T3">}</text:span>📌 Очень важно: <text:span text:style-name="Strong_20_Emphasis">должно быть условие выхода</text:span>, иначе будет бесконечный вызов → ошибка "Maximum call stack size exceeded". </text:p>
      <text:p text:style-name="P26"/>
      <text:h text:style-name="P27" text:outline-level="2">Когда полезна рекурсия?</text:h>
      <text:p text:style-name="Text_20_body">Рекурсия хорошо работает, когда:</text:p>
      <text:list text:style-name="L11">
        <text:list-item>
          <text:p text:style-name="P28">структура <text:span text:style-name="Strong_20_Emphasis">вложенная</text:span> (например, дерево)</text:p>
        </text:list-item>
        <text:list-item>
          <text:p text:style-name="P28">задача <text:span text:style-name="Strong_20_Emphasis">разбивается на подзадачи</text:span></text:p>
        </text:list-item>
        <text:list-item>
          <text:p text:style-name="P28">тебе нужно <text:span text:style-name="Strong_20_Emphasis">обойти элементы</text:span> с повторяющимся шаблоном</text:p>
        </text:list-item>
      </text:list>
      <text:p text:style-name="P26">Способы оптимизации рекурсии: </text:p>
      <text:h text:style-name="P29" text:outline-level="3"><text:span text:style-name="Strong_20_Emphasis">Мемоизация (Memoization)</text:span></text:h>
      <text:p text:style-name="Text_20_body">Сохраняем уже вычисленные результаты, чтобы не пересчитывать повторно.</text:p>
      <text:p text:style-name="Text_20_body">📦 Пример — оптимизация Фибоначчи:</text:p>
      <text:p text:style-name="P26"><text:soft-page-break/>function fib(n) {</text:p>
      <text:p text:style-name="P26"><text:s text:c="2"/>if (n &lt;= 1) return n;</text:p>
      <text:p text:style-name="P26"><text:s text:c="2"/>return fib(n - 1) + fib(n - 2);</text:p>
      <text:p text:style-name="P30">}</text:p>
      <text:p text:style-name="P30">При <text:span text:style-name="Source_20_Text">fib(40)</text:span> </text:p>
      <text:p text:style-name="P30">будет <text:span text:style-name="Strong_20_Emphasis">миллионы вызовов</text:span></text:p>
      <text:list text:style-name="L12">
        <text:list-item>
          <text:p text:style-name="P31">Повторно считается <text:span text:style-name="Source_20_Text">fib(38)</text:span>, <text:span text:style-name="Source_20_Text">fib(37)</text:span> и т. д.</text:p>
        </text:list-item>
      </text:list>
      <text:p text:style-name="P26">Быстро (с мемоизацией): </text:p>
      <text:p text:style-name="P26">let cache = {};</text:p>
      <text:p text:style-name="P26"/>
      <text:p text:style-name="P26">function fib(n) {</text:p>
      <text:p text:style-name="P26"><text:s text:c="2"/>if (n in cache) return cache[n];</text:p>
      <text:p text:style-name="P26"><text:s text:c="2"/>if (n &lt;= 1) return n;</text:p>
      <text:p text:style-name="P26"/>
      <text:p text:style-name="P26"><text:s text:c="2"/>cache[n] = fib(n - 1) + fib(n - 2);</text:p>
      <text:p text:style-name="P26"><text:s text:c="2"/>return cache[n];</text:p>
      <text:p text:style-name="P26">}</text:p>
      <text:p text:style-name="P26">Теперь каждый <text:span text:style-name="Source_20_Text">fib(n)</text:span> считается <text:span text:style-name="Strong_20_Emphasis">только один раз</text:span>. </text:p>
      <text:p text:style-name="P26"/>
      <text:h text:style-name="P29" text:outline-level="3">🔁 <text:span text:style-name="Strong_20_Emphasis">Переход на цикл (итерацию)</text:span></text:h>
      <text:p text:style-name="Text_20_body">Рекурсию можно заменить на <text:span text:style-name="Source_20_Text">while</text:span> или <text:span text:style-name="Source_20_Text">for</text:span>, чтобы избежать переполнения стека.</text:p>
      <text:p text:style-name="P26">function factorial(n) {</text:p>
      <text:p text:style-name="P26"><text:s text:c="2"/>let result = 1;</text:p>
      <text:p text:style-name="P26"><text:s text:c="2"/>for (let i = 2; i &lt;= n; i++) {</text:p>
      <text:p text:style-name="P26"><text:s text:c="4"/>result *= i;</text:p>
      <text:p text:style-name="P26"><text:s text:c="2"/>}</text:p>
      <text:p text:style-name="P26"><text:s text:c="2"/>return result;</text:p>
      <text:p text:style-name="P26">}</text:p>
      <text:p text:style-name="P32">Убедись, что у рекурсивной функции:</text:p>
      <text:list text:style-name="L13">
        <text:list-item>
          <text:p text:style-name="P33">есть чёткий <text:span text:style-name="Strong_20_Emphasis">базовый случай</text:span></text:p>
        </text:list-item>
        <text:list-item>
          <text:p text:style-name="P33">она <text:span text:style-name="Strong_20_Emphasis">движется к остановке</text:span>, иначе будет бесконечный вызов</text:p>
        </text:list-item>
      </text:list>
      <text:p text:style-name="P26"/>
      <text:p text:style-name="P26"/>
      <text:p text:style-name="P26">🔁 <text:span text:style-name="Strong_20_Emphasis">9. Что такое синхронный и асинхронный код в JavaScript?</text:span> </text:p>
      <text:h text:style-name="P29" text:outline-level="3">Что такое <text:span text:style-name="Strong_20_Emphasis">синхронный код</text:span>?</text:h>
      <text:p text:style-name="Quotations">Синхронный код выполняется <text:span text:style-name="Strong_20_Emphasis">построчно</text:span>, <text:span text:style-name="Strong_20_Emphasis">по порядку</text:span>, от начала до конца.<text:line-break/>Каждая строчка <text:span text:style-name="Strong_20_Emphasis">должна завершиться</text:span>, прежде чем начнётся следующая.</text:p>
      <text:p text:style-name="P26">console.log("1");</text:p>
      <text:p text:style-name="P26">console.log("2");</text:p>
      <text:p text:style-name="P26">console.log("3");</text:p>
      <text:p text:style-name="P26">1</text:p>
      <text:p text:style-name="P26">2</text:p>
      <text:p text:style-name="P26">3</text:p>
      <text:p text:style-name="P26"/>
      <text:h text:style-name="P29" text:outline-level="3"><text:soft-page-break/>Что такое <text:span text:style-name="Strong_20_Emphasis">асинхронный код</text:span>?</text:h>
      <text:p text:style-name="Quotations">Асинхронный код — это код, который <text:span text:style-name="Strong_20_Emphasis">не останавливает</text:span> выполнение всей программы.<text:line-break/>Он <text:span text:style-name="Strong_20_Emphasis">выполняется позже</text:span>, когда <text:span text:style-name="Strong_20_Emphasis">готов результат</text:span> (например, ответ от сервера, таймер и т.д.).</text:p>
      <text:p text:style-name="P26">console.log("Начало");</text:p>
      <text:p text:style-name="P26"/>
      <text:p text:style-name="P26">setTimeout(() =&gt; {</text:p>
      <text:p text:style-name="P26"><text:s text:c="2"/>console.log("Асинхронно");</text:p>
      <text:p text:style-name="P26">}, 1000);</text:p>
      <text:p text:style-name="P26"/>
      <text:p text:style-name="P26">console.log("Конец");</text:p>
      <text:p text:style-name="P34"/>
      <text:p text:style-name="P34"/>
      <text:p text:style-name="P34">Начало</text:p>
      <text:p text:style-name="P34">Конец</text:p>
      <text:p text:style-name="P34">Асинхронно</text:p>
      <text:h text:style-name="P35" text:outline-level="3">Почему это важно?</text:h>
      <text:p text:style-name="P36">JavaScript <text:span text:style-name="Strong_20_Emphasis">однопоточный</text:span>, и чтобы <text:span text:style-name="Strong_20_Emphasis">не “замораживать” интерфейс</text:span>, тяжёлые или долгие операции нужно выполнять <text:span text:style-name="Strong_20_Emphasis">асинхронно</text:span>.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02:16:01.611509000</meta:creation-date>
    <dc:date>2025-07-09T02:48:54.796862700</dc:date>
    <meta:editing-duration>PT32M48S</meta:editing-duration>
    <meta:editing-cycles>12</meta:editing-cycles>
    <meta:generator>LibreOffice/25.2.4.3$Windows_X86_64 LibreOffice_project/33e196637044ead23f5c3226cde09b47731f7e27</meta:generator>
    <meta:document-statistic meta:table-count="2" meta:image-count="0" meta:object-count="0" meta:page-count="8" meta:paragraph-count="239" meta:word-count="1198" meta:character-count="7759" meta:non-whitespace-character-count="6679"/>
  </office:meta>
</office:document-meta>
</file>